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fo:language="en" fo:country="GB" officeooo:rsid="000bd242" officeooo:paragraph-rsid="000bd242"/>
    </style:style>
    <style:style style:name="P2" style:family="paragraph" style:parent-style-name="Standard">
      <style:paragraph-properties fo:text-align="center" style:justify-single-word="false"/>
      <style:text-properties style:font-name="Arial" fo:language="en" fo:country="GB" officeooo:rsid="000bd242" officeooo:paragraph-rsid="000bd242"/>
    </style:style>
    <style:style style:name="P3" style:family="paragraph" style:parent-style-name="Standard">
      <style:paragraph-properties fo:text-align="start" style:justify-single-word="false"/>
      <style:text-properties style:font-name="Arial" fo:language="en" fo:country="GB" officeooo:rsid="000bd242" officeooo:paragraph-rsid="000bd242"/>
    </style:style>
    <style:style style:name="P4" style:family="paragraph" style:parent-style-name="Standard">
      <style:paragraph-properties fo:text-align="start" style:justify-single-word="false"/>
      <style:text-properties style:font-name="Arial" fo:language="en" fo:country="GB" officeooo:rsid="000e3230" officeooo:paragraph-rsid="000e3230"/>
    </style:style>
    <style:style style:name="P5" style:family="paragraph" style:parent-style-name="Standard">
      <style:paragraph-properties fo:text-align="start" style:justify-single-word="false"/>
      <style:text-properties style:font-name="Arial" fo:language="en" fo:country="GB" officeooo:rsid="000e3230" officeooo:paragraph-rsid="000eb7b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style:style style:name="T3" style:family="text">
      <style:text-properties style:text-underline-style="solid" style:text-underline-width="auto" style:text-underline-color="font-color" style:text-overline-style="dash" style:text-overline-width="bold" style:text-overline-color="font-color"/>
    </style:style>
    <style:style style:name="T4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5" style:family="text">
      <style:text-properties style:text-underline-style="none"/>
    </style:style>
    <style:style style:name="T6" style:family="text">
      <style:text-properties style:text-overline-style="dash" style:text-overline-width="bold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rivazione schema ER FLL 62 DataBase</text:p>
      <text:p text:style-name="P2"/>
      <text:p text:style-name="P3">Users (<text:span text:style-name="T4">ID-U</text:span>, Mail, Password, Telephone)</text:p>
      <text:p text:style-name="P3"/>
      <text:p text:style-name="P3">User_hubs (<text:span text:style-name="T3">ID-U</text:span>, <text:span text:style-name="T6">ID-H</text:span>)</text:p>
      <text:p text:style-name="P5"/>
      <text:p text:style-name="P5">Privates (<text:span text:style-name="T3">ID-U</text:span>, NameP, SurnameP, AccountingAddressP)</text:p>
      <text:p text:style-name="P5"/>
      <text:p text:style-name="P5">Enterprises (<text:span text:style-name="T3">ID-U</text:span><text:span text:style-name="T5">, </text:span>VAT, CompanyName, AccountingAddressE)</text:p>
      <text:p text:style-name="P4"/>
      <text:p text:style-name="P4">Boxes (<text:span text:style-name="T3">ID-B</text:span>, Size, ID-U, ID-W)</text:p>
      <text:p text:style-name="P4"/>
      <text:p text:style-name="P4">Wagons (<text:span text:style-name="T3">ID-W</text:span>, Sig, CapacityW)</text:p>
      <text:p text:style-name="P4"/>
      <text:p text:style-name="P4">Trains (<text:span text:style-name="T3">ID-T</text:span>, Limit, DataTimeDeparture)</text:p>
      <text:p text:style-name="P4"/>
      <text:p text:style-name="P4">Hubs (<text:span text:style-name="T3">ID-H</text:span>, NameH, CapacityH)</text:p>
      <text:p text:style-name="P4"><text:s/></text:p>
      <text:p text:style-name="P4">Passes_by (<text:span text:style-name="T3">ID-T</text:span><text:span text:style-name="T1">, </text:span><text:span text:style-name="T3">ID-H</text:span>, PassageNumber)</text:p>
      <text:p text:style-name="P4"/>
      <text:p text:style-name="P4">Has (<text:span text:style-name="T3">ID-T</text:span><text:span text:style-name="T1">, </text:span><text:span text:style-name="T3">ID-W</text:span>, Entra, Esc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5T16:41:33.779000000</dc:date>
    <meta:editing-duration>PT17M27S</meta:editing-duration>
    <meta:editing-cycles>6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2" meta:word-count="50" meta:character-count="400" meta:non-whitespace-character-count="360"/>
  </office:meta>
</office:document-meta>
</file>